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4f81bd" svg:stroke-opacity="100%" draw:fill="solid" draw:fill-color="#ebf1de" draw:opacity="100%" draw:textarea-horizontal-align="left" draw:textarea-vertical-align="top" draw:auto-grow-height="true" draw:auto-grow-width="false" fo:padding-top="0.127cm" fo:padding-bottom="0.127cm" fo:padding-left="0.254cm" fo:padding-right="0.254cm" fo:wrap-option="wrap" draw:shadow="visible" draw:shadow-offset-x="0.075cm" draw:shadow-offset-y="0.075cm" draw:shadow-color="#000000" draw:shadow-opacity="40%"/>
    </style:style>
    <style:style style:name="pr1" style:family="presentation" style:parent-style-name="Master1-Layout1-title-Titelfoli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Titelfolie-notes">
      <style:graphic-properties draw:fill-color="#ffffff" fo:min-height="13.364cm"/>
    </style:style>
    <style:style style:name="pr4" style:family="presentation" style:parent-style-name="Master1-Layout2-obj-Titel-und-Inhal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Titel-und-Inhal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6" style:family="presentation" style:parent-style-name="Master1-Layout2-obj-Titel-und-Inhalt-notes">
      <style:graphic-properties draw:fill-color="#ffffff" fo:min-height="11.431cm"/>
    </style:style>
    <style:style style:name="pr7" style:family="presentation" style:parent-style-name="Master1-Layout12-cust-1_5f_Inhaltskreis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8" style:family="presentation" style:parent-style-name="Master1-Layout12-cust-1_5f_Inhaltskreise-notes">
      <style:graphic-properties draw:fill-color="#ffffff" fo:min-height="11.431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41cm" fo:margin-bottom="0cm" fo:line-height="80%" fo:text-align="center" fo:text-indent="0cm" style:punctuation-wrap="hanging" style:writing-mode="lr-tb">
        <style:tab-stops/>
      </style:paragraph-properties>
    </style:style>
    <style:style style:name="P4" style:family="paragraph">
      <style:paragraph-properties fo:margin-left="0cm" fo:margin-right="0cm" fo:margin-top="0.247cm" fo:margin-bottom="0cm" fo:line-height="100%" fo:text-align="start" fo:text-indent="0cm" style:punctuation-wrap="hanging" style:writing-mode="lr-tb">
        <style:tab-stops/>
      </style:paragraph-properties>
    </style:style>
    <style:style style:name="P5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P6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/>
      </style:paragraph-properties>
    </style:style>
    <style:style style:name="P7" style:family="paragraph">
      <style:paragraph-properties fo:margin-left="0cm" fo:margin-right="0cm" fo:text-indent="0cm" style:writing-mode="lr-tb" style:font-independent-line-spacing="tru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9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P10" style:family="paragraph">
      <style:paragraph-properties fo:margin-left="0cm" fo:margin-right="0cm" fo:margin-top="0.282cm" fo:margin-bottom="0cm" fo:line-height="90%" fo:text-align="start" fo:text-indent="0cm" style:punctuation-wrap="hanging" style:writing-mode="lr-tb">
        <style:tab-stops/>
      </style:paragraph-properties>
    </style:style>
    <style:style style:name="P11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P12" style:family="paragraph">
      <style:text-properties fo:font-size="20pt"/>
    </style:style>
    <style:style style:name="T1" style:family="text">
      <style:text-properties fo:color="#000000" style:text-line-through-style="none" style:text-position="0% 100%" fo:font-family="Calibri" fo:font-size="4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color="#898989" style:text-line-through-style="none" style:text-position="0% 100%" fo:font-family="Calibri" fo:font-size="1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5pt" style:font-style-asian="normal" style:font-weight-asian="normal" style:font-size-complex="15pt" style:font-style-complex="normal" style:font-weight-complex="normal"/>
    </style:style>
    <style:style style:name="T3" style:family="text">
      <style:text-properties fo:color="#000000" style:text-line-through-style="none" style:text-position="0% 100%" fo:font-family="Calibri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color="#000000" style:text-line-through-style="none" style:text-position="0% 100%" fo:font-family="Calibri" fo:font-size="3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T5" style:family="text">
      <style:text-properties fo:color="#000000" style:text-line-through-style="none" style:text-position="0% 100%" fo:font-family="Calibri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color="#000000" style:text-line-through-style="none" style:text-position="0% 100%" fo:font-family="Calibri" fo:font-size="1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14pt" style:font-style-asian="normal" style:font-weight-asian="bold" style:font-size-complex="14pt" style:font-style-complex="normal" style:font-weight-complex="bold"/>
    </style:style>
    <style:style style:name="T7" style:family="text">
      <style:text-properties fo:color="#000000" style:text-line-through-style="none" style:text-position="0% 100%" fo:font-family="Calibri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color="#898989" style:text-line-through-style="none" style:text-position="0% 100%" fo:font-family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elfolie" presentation:presentation-page-layout-name="AL1T33">
        <office:forms form:automatic-focus="false" form:apply-design-mode="false"/>
        <draw:frame draw:name="Titel 1" presentation:style-name="pr1" draw:text-style-name="P2" draw:layer="layout" svg:width="21.59cm" svg:height="6.877cm" svg:x="1.905cm" svg:y="3.124cm" presentation:class="title">
          <draw:text-box>
            <text:p text:style-name="P1"><text:span text:style-name="T1">Überlegungen zur Einführung von Kompetenzfeldern und Zertifikaten</text:span><text:span text:style-name="T1"><text:line-break/></text:span><text:span text:style-name="T1">an der Fakultät Digitale Medien</text:span></text:p>
          </draw:text-box>
        </draw:frame>
        <draw:frame draw:name="Untertitel 2" presentation:style-name="pr2" draw:text-style-name="P2" draw:layer="layout" svg:width="23.203cm" svg:height="0.8cm" svg:x="1.299cm" svg:y="17.726cm" presentation:class="subtitle">
          <draw:text-box>
            <text:p text:style-name="P3"><text:span text:style-name="T2">Stand 26.1.201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1" draw:master-page-name="Master1-Layout2-obj-Titel-und-Inhalt" presentation:presentation-page-layout-name="AL2T18">
        <office:forms form:automatic-focus="false" form:apply-design-mode="false"/>
        <draw:frame draw:name="Titel 1" presentation:style-name="pr4" draw:text-style-name="P2" draw:layer="layout" svg:width="22.86cm" svg:height="3.175cm" svg:x="1.27cm" svg:y="0.763cm" presentation:class="title">
          <draw:text-box>
            <text:p text:style-name="P1"><text:span text:style-name="T3">Motivation</text:span></text:p>
          </draw:text-box>
        </draw:frame>
        <draw:frame draw:name="Inhaltsplatzhalter 2" presentation:style-name="pr5" draw:text-style-name="P2" draw:layer="layout" svg:width="22.86cm" svg:height="12.572cm" svg:x="1.27cm" svg:y="4.445cm" presentation:class="outline">
          <draw:text-box>
            <text:list text:style-name="L2">
              <text:list-item>
                <text:p text:style-name="P4"><text:span text:style-name="T4">Umfangreiches WPM-Angebot nach außen hin sichtbar machen</text:span></text:p>
              </text:list-item>
              <text:list-item>
                <text:p text:style-name="P4"><text:span text:style-name="T4">Studierenden eine Führung bieten</text:span></text:p>
              </text:list-item>
              <text:list-item>
                <text:p text:style-name="P4"><text:span text:style-name="T4">Module besser aufeinander abstimmen</text:span></text:p>
              </text:list-item>
              <text:list-item>
                <text:p text:style-name="P4"><text:span text:style-name="T4">Profilbildung im Hauptstudium bieten</text:span></text:p>
              </text:list-item>
              <text:list-item>
                <text:p text:style-name="P5"><text:span text:style-name="T4">Module gleichmäßiger auslasten</text:span></text:p>
              </text:list-item>
              <text:list-item>
                <text:p text:style-name="P4"><text:span text:style-name="T4">Empfehlungen der Studienkommissionen und der Gutachtergruppen des Peer-Reviews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2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5" draw:style-name="dp1" draw:master-page-name="Master1-Layout2-obj-Titel-und-Inhalt" presentation:presentation-page-layout-name="AL2T18">
        <office:forms form:automatic-focus="false" form:apply-design-mode="false"/>
        <draw:frame draw:name="Titel 1" presentation:style-name="pr4" draw:text-style-name="P2" draw:layer="layout" svg:width="22.86cm" svg:height="3.175cm" svg:x="1.27cm" svg:y="0.763cm" presentation:class="title">
          <draw:text-box>
            <text:p text:style-name="P1"><text:span text:style-name="T3">Kompetenzfeld und Zertifikat</text:span></text:p>
          </draw:text-box>
        </draw:frame>
        <draw:frame draw:name="Inhaltsplatzhalter 2" presentation:style-name="pr5" draw:text-style-name="P7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6"><text:span text:style-name="T5">Mehrere Module bilden Kompetenzfeld zur Fokussierung des Studiums</text:span></text:p>
              </text:list-item>
              <text:list-item>
                <text:p text:style-name="P6"><text:span text:style-name="T5">Studierende weisen bei Abschluss des Studiums </text:span><text:span text:style-name="T5">erreichte Anforderungen im Kompetenzfeld nach </text:span></text:p>
              </text:list-item>
              <text:list-item>
                <text:p text:style-name="P6"><text:span text:style-name="T5">Fakultät kann Zertifikat ausstellen</text:span></text:p>
              </text:list-item>
              <text:list-item>
                <text:p text:style-name="P6"><text:span text:style-name="T5">Ggf. mit Auflistung der Module und Note</text:span></text:p>
              </text:list-item>
              <text:list-item>
                <text:p text:style-name="P6"><text:span text:style-name="T5">Kann-Regelung, kein bindender Anspruch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3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3" draw:style-name="dp1" draw:master-page-name="Master1-Layout12-cust-1_5f_Inhaltskreise" presentation:presentation-page-layout-name="AL3T32">
        <office:forms form:automatic-focus="false" form:apply-design-mode="false"/>
        <draw:custom-shape draw:name="Rechteck 7" draw:style-name="gr2" draw:text-style-name="P2" draw:layer="layout" svg:width="9.601cm" svg:height="3.215cm" svg:x="1.25cm" svg:y="10.477cm">
          <text:p text:style-name="P1"><text:span text:style-name="T6">Games</text:span></text:p>
          <text:p text:style-name="P8"><text:span text:style-name="T7">Computerspielanalyse / Narration in Games</text:span></text:p>
          <text:p text:style-name="P8"><text:span text:style-name="T7">Gamedesign Workshop</text:span></text:p>
          <text:p text:style-name="P8"><text:span text:style-name="T7">Spieleentwicklung</text:span></text:p>
          <text:p text:style-name="P8"><text:span text:style-name="T7">Character Design &amp; Animation</text:span></text:p>
          <draw:enhanced-geometry svg:viewBox="0 0 21600 21600" draw:type="non-primitive" draw:enhanced-path="M 0 0 L 21600 0 21600 21600 0 21600 Z N"/>
        </draw:custom-shape>
        <draw:custom-shape draw:name="Rechteck 9" draw:style-name="gr2" draw:text-style-name="P2" draw:layer="layout" svg:width="9.279cm" svg:height="4.399cm" svg:x="1.471cm" svg:y="5.679cm">
          <text:p text:style-name="P1"><text:span text:style-name="T6">Medienwirtschaft</text:span></text:p>
          <text:p text:style-name="P8"><text:span text:style-name="T7">Markenführung</text:span></text:p>
          <text:p text:style-name="P8"><text:span text:style-name="T7">Projektmanagement in Softwareprojekten</text:span></text:p>
          <text:p text:style-name="P8"><text:span text:style-name="T7">Mediaforschung, -planung und -einkauf</text:span></text:p>
          <text:p text:style-name="P8"><text:span text:style-name="T7">Performance Marketing</text:span></text:p>
          <text:p text:style-name="P8"><text:span text:style-name="T7">Social Media / Public Relations</text:span></text:p>
          <text:p text:style-name="P8"><text:span text:style-name="T7">Medienmanagement</text:span></text:p>
          <draw:enhanced-geometry svg:viewBox="0 0 21600 21600" draw:type="non-primitive" draw:enhanced-path="M 0 0 L 21600 0 21600 21600 0 21600 Z N"/>
        </draw:custom-shape>
        <draw:frame draw:name="Untertitel 1" presentation:style-name="pr7" draw:text-style-name="P2" draw:layer="layout" svg:width="24.936cm" svg:height="1.227cm" svg:x="0.165cm" svg:y="0.097cm" presentation:class="subtitle">
          <draw:text-box>
            <text:p text:style-name="P9"><text:span text:style-name="T8">Anregungen für Kompetenzfelder und Zuordnungen <text:s/>(Module aus <text:s/>WS15/16)</text:span></text:p>
          </draw:text-box>
        </draw:frame>
        <draw:custom-shape draw:name="Rechteck 5" draw:style-name="gr2" draw:text-style-name="P2" draw:layer="layout" svg:width="8.035cm" svg:height="4.991cm" svg:x="10.466cm" svg:y="6.881cm">
          <text:p text:style-name="P1"><text:span text:style-name="T6">Sound &amp; Music</text:span></text:p>
          <text:p text:style-name="P8"><text:span text:style-name="T7">Auditive Experience</text:span></text:p>
          <text:p text:style-name="P8"><text:span text:style-name="T7">Max/MSP/Jitter</text:span></text:p>
          <text:p text:style-name="P8"><text:span text:style-name="T7">Musik und Medien</text:span></text:p>
          <text:p text:style-name="P8"><text:span text:style-name="T7">Music Business</text:span></text:p>
          <text:p text:style-name="P8"><text:span text:style-name="T7">Objektorientierte Audioumgebungen</text:span></text:p>
          <text:p text:style-name="P8"><text:span text:style-name="T7">FuFunk Campus Radio</text:span></text:p>
          <text:p text:style-name="P8"><text:span text:style-name="T7">Sonification</text:span></text:p>
          <draw:enhanced-geometry svg:viewBox="0 0 21600 21600" draw:type="non-primitive" draw:enhanced-path="M 0 0 L 21600 0 21600 21600 0 21600 Z N"/>
        </draw:custom-shape>
        <draw:custom-shape draw:name="Rechteck 6" draw:style-name="gr2" draw:text-style-name="P2" draw:layer="layout" svg:width="11.001cm" svg:height="3.215cm" svg:x="1.631cm" svg:y="2.124cm">
          <text:p text:style-name="P1"><text:span text:style-name="T6">Video</text:span></text:p>
          <text:p text:style-name="P8"><text:span text:style-name="T7">Digitale Medienproduktion </text:span></text:p>
          <text:p text:style-name="P8"><text:span text:style-name="T7">Professionelle Kameraführung und Lichtsetzen</text:span></text:p>
          <text:p text:style-name="P8"><text:span text:style-name="T7">VFX und Compositing</text:span></text:p>
          <text:p text:style-name="P8"><text:span text:style-name="T7">GLF Campus TV</text:span></text:p>
          <draw:enhanced-geometry svg:viewBox="0 0 21600 21600" draw:type="non-primitive" draw:enhanced-path="M 0 0 L 21600 0 21600 21600 0 21600 Z N"/>
        </draw:custom-shape>
        <draw:custom-shape draw:name="Rechteck 8" draw:style-name="gr2" draw:text-style-name="P2" draw:layer="layout" svg:width="9.601cm" svg:height="3.807cm" svg:x="1.658cm" svg:y="14.079cm">
          <text:p text:style-name="P1"><text:span text:style-name="T6">Medienkultur</text:span></text:p>
          <text:p text:style-name="P8"><text:span text:style-name="T7">Media and Society</text:span></text:p>
          <text:p text:style-name="P8"><text:span text:style-name="T7">Medienkonvergenz</text:span></text:p>
          <text:p text:style-name="P8"><text:span text:style-name="T7">Recht der digitalen Medien und Medienethik</text:span></text:p>
          <text:p text:style-name="P8"><text:span text:style-name="T7">Interkulturelle Kompetenz im Medienbereich</text:span></text:p>
          <text:p text:style-name="P8"><text:span text:style-name="T7">Mediale Gegenkultur</text:span></text:p>
          <draw:enhanced-geometry svg:viewBox="0 0 21600 21600" draw:type="non-primitive" draw:enhanced-path="M 0 0 L 21600 0 21600 21600 0 21600 Z N"/>
        </draw:custom-shape>
        <draw:custom-shape draw:name="Rechteck 11" draw:style-name="gr2" draw:text-style-name="P2" draw:layer="layout" svg:width="10.601cm" svg:height="4.399cm" svg:x="11.899cm" svg:y="2.593cm">
          <text:p text:style-name="P1"><text:span text:style-name="T6">Webbasierte Infrastrukturen &amp; Anwendungen</text:span></text:p>
          <text:p text:style-name="P8"><text:span text:style-name="T7">Web-Analytics</text:span></text:p>
          <text:p text:style-name="P8"><text:span text:style-name="T7">Website-Prototyping</text:span></text:p>
          <text:p text:style-name="P8"><text:span text:style-name="T7">Netze &amp; Dienste</text:span></text:p>
          <text:p text:style-name="P8"><text:span text:style-name="T7">Breitbandnetze, Fachreferat-Zusatzqualifikation</text:span></text:p>
          <text:p text:style-name="P8"><text:span text:style-name="T7">Webprogrammierung (WI)</text:span></text:p>
          <text:p text:style-name="P8"><text:span text:style-name="T7">Streaming</text:span></text:p>
          <draw:enhanced-geometry svg:viewBox="0 0 21600 21600" draw:type="non-primitive" draw:enhanced-path="M 0 0 L 21600 0 21600 21600 0 21600 Z N"/>
        </draw:custom-shape>
        <draw:custom-shape draw:name="Rechteck 14" draw:style-name="gr2" draw:text-style-name="P2" draw:layer="layout" svg:width="6.701cm" svg:height="3.215cm" svg:x="17.27cm" svg:y="6.154cm">
          <text:p text:style-name="P1"><text:span text:style-name="T6">Imaging</text:span></text:p>
          <text:p text:style-name="P8"><text:span text:style-name="T7">Computational Photography</text:span></text:p>
          <text:p text:style-name="P8"><text:span text:style-name="T7">DM-Optiklabor</text:span></text:p>
          <text:p text:style-name="P8"><text:span text:style-name="T7">Holografie</text:span></text:p>
          <text:p text:style-name="P8"><text:span text:style-name="T7">Techniken der Bildbearbeitung</text:span></text:p>
          <draw:enhanced-geometry svg:viewBox="0 0 21600 21600" draw:type="non-primitive" draw:enhanced-path="M 0 0 L 21600 0 21600 21600 0 21600 Z N"/>
        </draw:custom-shape>
        <draw:custom-shape draw:name="Rechteck 15" draw:style-name="gr2" draw:text-style-name="P2" draw:layer="layout" svg:width="7.17cm" svg:height="2.623cm" svg:x="11.154cm" svg:y="14.471cm">
          <text:p text:style-name="P1"><text:span text:style-name="T6">Physical Computing</text:span></text:p>
          <text:p text:style-name="P8"><text:span text:style-name="T7">Ubiquitous Computing</text:span></text:p>
          <text:p text:style-name="P8"><text:span text:style-name="T7">Quadrokopter bauen und fliegen</text:span></text:p>
          <text:p text:style-name="P8"><text:span text:style-name="T7">…</text:span><text:span text:style-name="T7">.</text:span></text:p>
          <draw:enhanced-geometry svg:viewBox="0 0 21600 21600" draw:type="non-primitive" draw:enhanced-path="M 0 0 L 21600 0 21600 21600 0 21600 Z N"/>
        </draw:custom-shape>
        <draw:custom-shape draw:name="Rechteck 13" draw:style-name="gr2" draw:text-style-name="P2" draw:layer="layout" svg:width="10.601cm" svg:height="2.623cm" svg:x="13.369cm" svg:y="11.275cm">
          <text:p text:style-name="P1"><text:span text:style-name="T6">Informatik</text:span></text:p>
          <text:p text:style-name="P8"><text:span text:style-name="T7">Entwicklung mobiler Anwendungen mit Android</text:span></text:p>
          <text:p text:style-name="P8"><text:span text:style-name="T7">Kryptographie</text:span></text:p>
          <text:p text:style-name="P8"><text:span text:style-name="T7">…</text:span></text:p>
          <draw:enhanced-geometry svg:viewBox="0 0 21600 21600" draw:type="non-primitive" draw:enhanced-path="M 0 0 L 21600 0 21600 21600 0 21600 Z N"/>
        </draw:custom-shape>
        <draw:custom-shape draw:name="Rechteck 10" draw:style-name="gr2" draw:text-style-name="P2" draw:layer="layout" svg:width="4.996cm" svg:height="2.623cm" svg:x="17.701cm" svg:y="13.167cm">
          <text:p text:style-name="P1"><text:span text:style-name="T6">Visuelle Gestaltung</text:span></text:p>
          <text:p text:style-name="P8"><text:span text:style-name="T7">Typografie</text:span></text:p>
          <text:p text:style-name="P8"><text:span text:style-name="T7">Zeichnen 1</text:span></text:p>
          <text:p text:style-name="P8"><text:span text:style-name="T7">Zeichnen 2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2.7cm" svg:height="9.525cm" svg:x="3.175cm" svg:y="1.905cm" draw:page-number="4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7" draw:style-name="dp1" draw:master-page-name="Master1-Layout2-obj-Titel-und-Inhalt" presentation:presentation-page-layout-name="AL2T18">
        <office:forms form:automatic-focus="false" form:apply-design-mode="false"/>
        <draw:frame draw:name="Titel 1" presentation:style-name="pr4" draw:text-style-name="P2" draw:layer="layout" svg:width="22.86cm" svg:height="3.175cm" svg:x="1.27cm" svg:y="0.763cm" presentation:class="title">
          <draw:text-box>
            <text:p text:style-name="P1"><text:span text:style-name="T3">Organisation je Kompetenzfeld</text:span></text:p>
          </draw:text-box>
        </draw:frame>
        <draw:frame draw:name="Inhaltsplatzhalter 2" presentation:style-name="pr5" draw:text-style-name="P7" draw:layer="layout" svg:width="22.86cm" svg:height="14.081cm" svg:x="1.27cm" svg:y="4.445cm" presentation:class="outline" presentation:user-transformed="true">
          <draw:text-box>
            <text:list text:style-name="L2">
              <text:list-item>
                <text:p text:style-name="P10"><text:span text:style-name="T5">Lehrende finden sich zur Einrichtung eines Kompetenzfeldes zusammen</text:span></text:p>
              </text:list-item>
              <text:list-item>
                <text:p text:style-name="P10"><text:span text:style-name="T5">Bestimmen zugeordnete Module und Anforderungen (z.B. 2/3 der Gesamt-LP)</text:span></text:p>
              </text:list-item>
              <text:list-item>
                <text:p text:style-name="P10"><text:span text:style-name="T5">Beantragen Einrichtung beim Fakultätsrat</text:span></text:p>
              </text:list-item>
              <text:list-item>
                <text:p text:style-name="P10"><text:span text:style-name="T5">Aktualisieren pro Semester Modulkanon (sowie unter Umständen Anforderungen)</text:span></text:p>
              </text:list-item>
              <text:list-item>
                <text:p text:style-name="P10"><text:span text:style-name="T5">Bestimmen pro Semester eine leitende Person für Zertifizierung, Dokumentation (Intranet), Beratung, Anerkennung etc.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5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9" draw:style-name="dp1" draw:master-page-name="Master1-Layout2-obj-Titel-und-Inhalt" presentation:presentation-page-layout-name="AL2T18">
        <office:forms form:automatic-focus="false" form:apply-design-mode="false"/>
        <draw:frame draw:name="Titel 1" presentation:style-name="pr4" draw:text-style-name="P2" draw:layer="layout" svg:width="22.86cm" svg:height="3.175cm" svg:x="1.27cm" svg:y="0.763cm" presentation:class="title">
          <draw:text-box>
            <text:p text:style-name="P1"><text:span text:style-name="T3">Vorteile</text:span></text:p>
          </draw:text-box>
        </draw:frame>
        <draw:frame draw:name="Inhaltsplatzhalter 2" presentation:style-name="pr5" draw:text-style-name="P2" draw:layer="layout" svg:width="22.86cm" svg:height="12.572cm" svg:x="1.27cm" svg:y="4.445cm" presentation:class="outline">
          <draw:text-box>
            <text:list text:style-name="L2">
              <text:list-item>
                <text:p text:style-name="P11"><text:span text:style-name="T5">einfache, verteilte Organisation</text:span></text:p>
              </text:list-item>
              <text:list-item>
                <text:p text:style-name="P11"><text:span text:style-name="T5">Selbstverwaltung der Studierenden</text:span></text:p>
              </text:list-item>
              <text:list-item>
                <text:p text:style-name="P11"><text:span text:style-name="T5">flexible Struktur</text:span></text:p>
              </text:list-item>
              <text:list-item>
                <text:p text:style-name="P11"><text:span text:style-name="T5">Einbindung von Modulen anderer Fakultäten</text:span></text:p>
              </text:list-item>
              <text:list-item>
                <text:p text:style-name="P11"><text:span text:style-name="T5">Förderung interner Kommunikation</text:span></text:p>
              </text:list-item>
              <text:list-item>
                <text:p text:style-name="P11"><text:span text:style-name="T5">positive Außendarstellung</text:span></text:p>
              </text:list-item>
              <text:list-item>
                <text:p text:style-name="P11"><text:span text:style-name="T5">Einbindung der Studienarbeit möglich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6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1" draw:master-page-name="Master1-Layout2-obj-Titel-und-Inhalt" presentation:presentation-page-layout-name="AL2T18">
        <office:forms form:automatic-focus="false" form:apply-design-mode="false"/>
        <draw:frame draw:name="Titel 1" presentation:style-name="pr4" draw:text-style-name="P2" draw:layer="layout" svg:width="22.86cm" svg:height="3.175cm" svg:x="1.27cm" svg:y="0.763cm" presentation:class="title">
          <draw:text-box>
            <text:p text:style-name="P1"><text:span text:style-name="T3">Qualitätssicherung</text:span></text:p>
          </draw:text-box>
        </draw:frame>
        <draw:frame draw:name="Inhaltsplatzhalter 2" presentation:style-name="pr5" draw:text-style-name="P2" draw:layer="layout" svg:width="23.23cm" svg:height="12.572cm" svg:x="1.27cm" svg:y="4.445cm" presentation:class="outline" presentation:user-transformed="true">
          <draw:text-box>
            <text:list text:style-name="L2">
              <text:list-item>
                <text:p text:style-name="P11"><text:span text:style-name="T5">Mindestnotendurchschnitt erforderlich</text:span></text:p>
              </text:list-item>
              <text:list-item>
                <text:p text:style-name="P11"><text:span text:style-name="T5">Verpflichtende Studienarbeit möglich</text:span></text:p>
              </text:list-item>
              <text:list-item>
                <text:p text:style-name="P11"><text:span text:style-name="T5">Maßnahmen ggf. individuell pro Kompetenzfeld</text:span></text:p>
              </text:list-item>
              <text:list-item>
                <text:p text:style-name="P11"><text:span text:style-name="T5">Beschluss des Fakultätsrats bei Organisation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7" presentation:class="page"/>
          <draw:frame presentation:style-name="pr6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8" draw:style-name="dp1" draw:master-page-name="Master1-Layout2-obj-Titel-und-Inhalt" presentation:presentation-page-layout-name="AL2T18">
        <office:forms form:automatic-focus="false" form:apply-design-mode="false"/>
        <draw:frame draw:name="Titel 1" presentation:style-name="pr4" draw:text-style-name="P2" draw:layer="layout" svg:width="22.86cm" svg:height="3.175cm" svg:x="1.27cm" svg:y="0.763cm" presentation:class="title">
          <draw:text-box>
            <text:p text:style-name="P1"><text:span text:style-name="T3">Offene Punkte</text:span></text:p>
          </draw:text-box>
        </draw:frame>
        <draw:frame draw:name="Inhaltsplatzhalter 2" presentation:style-name="pr5" draw:text-style-name="P7" draw:layer="layout" svg:width="22.86cm" svg:height="12.572cm" svg:x="1.27cm" svg:y="4.445cm" presentation:class="outline">
          <draw:text-box>
            <text:list text:style-name="L2">
              <text:list-item>
                <text:p text:style-name="P6"><text:span text:style-name="T5">Pflichtmodule eines Studiengangs könnten in Kompetenzfeld aufgenommen werden können. Fördert PM als WPM für andere.</text:span></text:p>
              </text:list-item>
              <text:list-item>
                <text:p text:style-name="P6"><text:span text:style-name="T5">Können Module in mehreren Kompetenzfeldern erscheinen, in wie vielen?</text:span></text:p>
              </text:list-item>
              <text:list-item>
                <text:p text:style-name="P6"><text:span text:style-name="T5">etc...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8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draw:stroke="solid" svg:stroke-width="0.071cm" svg:stroke-color="#385d8a" draw:fill-color="#4f81bd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Master1-Larissa-background" style:family="presentation">
      <style:graphic-properties draw:stroke="none" draw:fill="solid" draw:fill-color="#ffffff"/>
      <style:text-properties style:letter-kerning="true"/>
    </style:style>
    <style:style style:name="Master1-Larissa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riss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rissa-outline1" style:family="presentation">
      <style:graphic-properties draw:stroke="none" draw:fill="none">
        <text:list-style style:name="Master1-Lariss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rissa-outline2" style:family="presentation" style:parent-style-name="Master1-Larissa-outline1">
      <style:paragraph-properties fo:margin-top="0cm" fo:margin-bottom="0.4cm"/>
      <style:text-properties fo:font-size="28pt" style:font-size-asian="28pt" style:font-size-complex="28pt"/>
    </style:style>
    <style:style style:name="Master1-Larissa-outline3" style:family="presentation" style:parent-style-name="Master1-Larissa-outline2">
      <style:paragraph-properties fo:margin-top="0cm" fo:margin-bottom="0.3cm"/>
      <style:text-properties fo:font-size="24pt" style:font-size-asian="24pt" style:font-size-complex="24pt"/>
    </style:style>
    <style:style style:name="Master1-Larissa-outline4" style:family="presentation" style:parent-style-name="Master1-Larissa-outline3">
      <style:paragraph-properties fo:margin-top="0cm" fo:margin-bottom="0.2cm"/>
      <style:text-properties fo:font-size="20pt" style:font-size-asian="20pt" style:font-size-complex="20pt"/>
    </style:style>
    <style:style style:name="Master1-Larissa-outline5" style:family="presentation" style:parent-style-name="Master1-Larissa-outline4">
      <style:paragraph-properties fo:margin-top="0cm" fo:margin-bottom="0.1cm"/>
      <style:text-properties fo:font-size="20pt" style:font-size-asian="20pt" style:font-size-complex="20pt"/>
    </style:style>
    <style:style style:name="Master1-Larissa-outline6" style:family="presentation" style:parent-style-name="Master1-Larissa-outline5">
      <style:paragraph-properties fo:margin-top="0cm" fo:margin-bottom="0.1cm"/>
      <style:text-properties fo:font-size="20pt" style:font-size-asian="20pt" style:font-size-complex="20pt"/>
    </style:style>
    <style:style style:name="Master1-Larissa-outline7" style:family="presentation" style:parent-style-name="Master1-Larissa-outline6">
      <style:paragraph-properties fo:margin-top="0cm" fo:margin-bottom="0.1cm"/>
      <style:text-properties fo:font-size="20pt" style:font-size-asian="20pt" style:font-size-complex="20pt"/>
    </style:style>
    <style:style style:name="Master1-Larissa-outline8" style:family="presentation" style:parent-style-name="Master1-Larissa-outline7">
      <style:paragraph-properties fo:margin-top="0cm" fo:margin-bottom="0.1cm"/>
      <style:text-properties fo:font-size="20pt" style:font-size-asian="20pt" style:font-size-complex="20pt"/>
    </style:style>
    <style:style style:name="Master1-Larissa-outline9" style:family="presentation" style:parent-style-name="Master1-Larissa-outline8">
      <style:paragraph-properties fo:margin-top="0cm" fo:margin-bottom="0.1cm"/>
      <style:text-properties fo:font-size="20pt" style:font-size-asian="20pt" style:font-size-complex="20pt"/>
    </style:style>
    <style:style style:name="Master1-Larissa-subtitle" style:family="presentation">
      <style:graphic-properties draw:stroke="none" draw:fill="none" draw:textarea-vertical-align="middle">
        <text:list-style style:name="Master1-Lariss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rissa-title" style:family="presentation">
      <style:graphic-properties draw:stroke="none" draw:fill="none" draw:textarea-vertical-align="middle">
        <text:list-style style:name="Master1-Lariss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/>
      <style:text-properties style:letter-kerning="true"/>
    </style:style>
    <style:style style:name="Master1-Layout1-title-Titelfol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cm" fo:margin-bottom="0.4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cm" fo:margin-bottom="0.3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cm" fo:margin-bottom="0.2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cm" fo:margin-bottom="0.1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/>
      <style:text-properties style:letter-kerning="true"/>
    </style:style>
    <style:style style:name="Master1-Layout2-obj-Titel-und-Inha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cm" fo:margin-bottom="0.4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cm" fo:margin-bottom="0.3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cm" fo:margin-bottom="0.2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background" style:display-name="Master1-Layout3-secHead-Abschnitts-&#10;überschrift-background" style:family="presentation">
      <style:graphic-properties draw:stroke="none" draw:fill="solid" draw:fill-color="#ffffff"/>
      <style:text-properties style:letter-kerning="true"/>
    </style:style>
    <style:style style:name="Master1-Layout3-secHead-Abschnitts-_a_überschrift-backgroundobjects" style:display-name="Master1-Layout3-secHead-Abschnitts-&#10;überschrif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3-secHead-Abschnitts-_a_überschrift-notes" style:display-name="Master1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1" style:display-name="Master1-Layout3-secHead-Abschnitts-&#10;überschrift-outline1" style:family="presentation">
      <style:graphic-properties draw:stroke="none" draw:fill="none">
        <text:list-style style:name="Master1-Layout3-secHead-Abschnitts-_a_überschrift-outline1" style:display-name="Master1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2" style:display-name="Master1-Layout3-secHead-Abschnitts-&#10;überschrift-outline2" style:family="presentation" style:parent-style-name="Master1-Layout3-secHead-Abschnitts-_a_überschrift-outline1">
      <style:paragraph-properties fo:margin-top="0cm" fo:margin-bottom="0.4cm"/>
      <style:text-properties fo:font-size="28pt" style:font-size-asian="28pt" style:font-size-complex="28pt"/>
    </style:style>
    <style:style style:name="Master1-Layout3-secHead-Abschnitts-_a_überschrift-outline3" style:display-name="Master1-Layout3-secHead-Abschnitts-&#10;überschrift-outline3" style:family="presentation" style:parent-style-name="Master1-Layout3-secHead-Abschnitts-_a_überschrift-outline2">
      <style:paragraph-properties fo:margin-top="0cm" fo:margin-bottom="0.3cm"/>
      <style:text-properties fo:font-size="24pt" style:font-size-asian="24pt" style:font-size-complex="24pt"/>
    </style:style>
    <style:style style:name="Master1-Layout3-secHead-Abschnitts-_a_überschrift-outline4" style:display-name="Master1-Layout3-secHead-Abschnitts-&#10;überschrift-outline4" style:family="presentation" style:parent-style-name="Master1-Layout3-secHead-Abschnitts-_a_überschrift-outline3">
      <style:paragraph-properties fo:margin-top="0cm" fo:margin-bottom="0.2cm"/>
      <style:text-properties fo:font-size="20pt" style:font-size-asian="20pt" style:font-size-complex="20pt"/>
    </style:style>
    <style:style style:name="Master1-Layout3-secHead-Abschnitts-_a_überschrift-outline5" style:display-name="Master1-Layout3-secHead-Abschnitts-&#10;überschrift-outline5" style:family="presentation" style:parent-style-name="Master1-Layout3-secHead-Abschnitts-_a_überschrift-outline4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6" style:display-name="Master1-Layout3-secHead-Abschnitts-&#10;überschrift-outline6" style:family="presentation" style:parent-style-name="Master1-Layout3-secHead-Abschnitts-_a_überschrift-outline5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7" style:display-name="Master1-Layout3-secHead-Abschnitts-&#10;überschrift-outline7" style:family="presentation" style:parent-style-name="Master1-Layout3-secHead-Abschnitts-_a_überschrift-outline6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8" style:display-name="Master1-Layout3-secHead-Abschnitts-&#10;überschrift-outline8" style:family="presentation" style:parent-style-name="Master1-Layout3-secHead-Abschnitts-_a_überschrift-outline7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9" style:display-name="Master1-Layout3-secHead-Abschnitts-&#10;überschrift-outline9" style:family="presentation" style:parent-style-name="Master1-Layout3-secHead-Abschnitts-_a_überschrift-outline8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subtitle" style:display-name="Master1-Layout3-secHead-Abschnitts-&#10;überschrift-subtitle" style:family="presentation">
      <style:graphic-properties draw:stroke="none" draw:fill="none" draw:textarea-vertical-align="middle">
        <text:list-style style:name="Master1-Layout3-secHead-Abschnitts-_a_überschrift-subtitle" style:display-name="Master1-Layout3-secHead-Abschnitts-&#10;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title" style:display-name="Master1-Layout3-secHead-Abschnitts-&#10;überschrift-title" style:family="presentation">
      <style:graphic-properties draw:stroke="none" draw:fill="none" draw:textarea-vertical-align="middle">
        <text:list-style style:name="Master1-Layout3-secHead-Abschnitts-_a_überschrift-title" style:display-name="Master1-Layout3-secHead-Abschnitts-&#10;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/>
      <style:text-properties style:letter-kerning="true"/>
    </style:style>
    <style:style style:name="Master1-Layout4-twoObj-Zwei-Inhal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cm" fo:margin-bottom="0.4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cm" fo:margin-bottom="0.3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cm" fo:margin-bottom="0.2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cm" fo:margin-bottom="0.1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/>
      <style:text-properties style:letter-kerning="true"/>
    </style:style>
    <style:style style:name="Master1-Layout5-twoTxTwoObj-Vergleich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/>
      <style:text-properties style:letter-kerning="true"/>
    </style:style>
    <style:style style:name="Master1-Layout6-titleOnly-Nur-Tite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cm" fo:margin-bottom="0.4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cm" fo:margin-bottom="0.3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cm" fo:margin-bottom="0.2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cm" fo:margin-bottom="0.1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/>
      <style:text-properties style:letter-kerning="true"/>
    </style:style>
    <style:style style:name="Master1-Layout7-blank-Le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cm" fo:margin-bottom="0.4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cm" fo:margin-bottom="0.3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cm" fo:margin-bottom="0.2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cm" fo:margin-bottom="0.1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cm" fo:margin-bottom="0.1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cm" fo:margin-bottom="0.1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cm" fo:margin-bottom="0.1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cm" fo:margin-bottom="0.1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/>
      <style:text-properties style:letter-kerning="true"/>
    </style:style>
    <style:style style:name="Master1-Layout8-objTx-Inhalt-mit-Überschrif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/>
      <style:text-properties style:letter-kerning="true"/>
    </style:style>
    <style:style style:name="Master1-Layout9-picTx-Bild-mit-Überschrif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/>
      <style:text-properties style:letter-kerning="true"/>
    </style:style>
    <style:style style:name="Master1-Layout10-vertTx-Titel-und-vertikaler-Tex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kaler-Titel-und-Tex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cust-1_5f_Inhaltskreise-background" style:display-name="Master1-Layout12-cust-1_Inhaltskreise-background" style:family="presentation">
      <style:graphic-properties draw:stroke="none" draw:fill="solid" draw:fill-color="#ffffff"/>
      <style:text-properties style:letter-kerning="true"/>
    </style:style>
    <style:style style:name="Master1-Layout12-cust-1_5f_Inhaltskreise-backgroundobjects" style:display-name="Master1-Layout12-cust-1_Inhaltskreis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2-cust-1_5f_Inhaltskreise-notes" style:display-name="Master1-Layout12-cust-1_Inhaltskreis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cust-1_5f_Inhaltskreise-outline1" style:display-name="Master1-Layout12-cust-1_Inhaltskreise-outline1" style:family="presentation">
      <style:graphic-properties draw:stroke="none" draw:fill="none">
        <text:list-style style:name="Master1-Layout12-cust-1_5f_Inhaltskreise-outline1" style:display-name="Master1-Layout12-cust-1_Inhaltskreis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1_5f_Inhaltskreise-outline2" style:display-name="Master1-Layout12-cust-1_Inhaltskreise-outline2" style:family="presentation" style:parent-style-name="Master1-Layout12-cust-1_5f_Inhaltskreise-outline1">
      <style:paragraph-properties fo:margin-top="0cm" fo:margin-bottom="0.4cm"/>
      <style:text-properties fo:font-size="28pt" style:font-size-asian="28pt" style:font-size-complex="28pt"/>
    </style:style>
    <style:style style:name="Master1-Layout12-cust-1_5f_Inhaltskreise-outline3" style:display-name="Master1-Layout12-cust-1_Inhaltskreise-outline3" style:family="presentation" style:parent-style-name="Master1-Layout12-cust-1_5f_Inhaltskreise-outline2">
      <style:paragraph-properties fo:margin-top="0cm" fo:margin-bottom="0.3cm"/>
      <style:text-properties fo:font-size="24pt" style:font-size-asian="24pt" style:font-size-complex="24pt"/>
    </style:style>
    <style:style style:name="Master1-Layout12-cust-1_5f_Inhaltskreise-outline4" style:display-name="Master1-Layout12-cust-1_Inhaltskreise-outline4" style:family="presentation" style:parent-style-name="Master1-Layout12-cust-1_5f_Inhaltskreise-outline3">
      <style:paragraph-properties fo:margin-top="0cm" fo:margin-bottom="0.2cm"/>
      <style:text-properties fo:font-size="20pt" style:font-size-asian="20pt" style:font-size-complex="20pt"/>
    </style:style>
    <style:style style:name="Master1-Layout12-cust-1_5f_Inhaltskreise-outline5" style:display-name="Master1-Layout12-cust-1_Inhaltskreise-outline5" style:family="presentation" style:parent-style-name="Master1-Layout12-cust-1_5f_Inhaltskreise-outline4">
      <style:paragraph-properties fo:margin-top="0cm" fo:margin-bottom="0.1cm"/>
      <style:text-properties fo:font-size="20pt" style:font-size-asian="20pt" style:font-size-complex="20pt"/>
    </style:style>
    <style:style style:name="Master1-Layout12-cust-1_5f_Inhaltskreise-outline6" style:display-name="Master1-Layout12-cust-1_Inhaltskreise-outline6" style:family="presentation" style:parent-style-name="Master1-Layout12-cust-1_5f_Inhaltskreise-outline5">
      <style:paragraph-properties fo:margin-top="0cm" fo:margin-bottom="0.1cm"/>
      <style:text-properties fo:font-size="20pt" style:font-size-asian="20pt" style:font-size-complex="20pt"/>
    </style:style>
    <style:style style:name="Master1-Layout12-cust-1_5f_Inhaltskreise-outline7" style:display-name="Master1-Layout12-cust-1_Inhaltskreise-outline7" style:family="presentation" style:parent-style-name="Master1-Layout12-cust-1_5f_Inhaltskreise-outline6">
      <style:paragraph-properties fo:margin-top="0cm" fo:margin-bottom="0.1cm"/>
      <style:text-properties fo:font-size="20pt" style:font-size-asian="20pt" style:font-size-complex="20pt"/>
    </style:style>
    <style:style style:name="Master1-Layout12-cust-1_5f_Inhaltskreise-outline8" style:display-name="Master1-Layout12-cust-1_Inhaltskreise-outline8" style:family="presentation" style:parent-style-name="Master1-Layout12-cust-1_5f_Inhaltskreise-outline7">
      <style:paragraph-properties fo:margin-top="0cm" fo:margin-bottom="0.1cm"/>
      <style:text-properties fo:font-size="20pt" style:font-size-asian="20pt" style:font-size-complex="20pt"/>
    </style:style>
    <style:style style:name="Master1-Layout12-cust-1_5f_Inhaltskreise-outline9" style:display-name="Master1-Layout12-cust-1_Inhaltskreise-outline9" style:family="presentation" style:parent-style-name="Master1-Layout12-cust-1_5f_Inhaltskreise-outline8">
      <style:paragraph-properties fo:margin-top="0cm" fo:margin-bottom="0.1cm"/>
      <style:text-properties fo:font-size="20pt" style:font-size-asian="20pt" style:font-size-complex="20pt"/>
    </style:style>
    <style:style style:name="Master1-Layout12-cust-1_5f_Inhaltskreise-subtitle" style:display-name="Master1-Layout12-cust-1_Inhaltskreise-subtitle" style:family="presentation">
      <style:graphic-properties draw:stroke="none" draw:fill="none" draw:textarea-vertical-align="middle">
        <text:list-style style:name="Master1-Layout12-cust-1_5f_Inhaltskreise-subtitle" style:display-name="Master1-Layout12-cust-1_Inhaltskre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1_5f_Inhaltskreise-title" style:display-name="Master1-Layout12-cust-1_Inhaltskreise-title" style:family="presentation">
      <style:graphic-properties draw:stroke="none" draw:fill="none" draw:textarea-vertical-align="middle">
        <text:list-style style:name="Master1-Layout12-cust-1_5f_Inhaltskreise-title" style:display-name="Master1-Layout12-cust-1_Inhaltskre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Larissa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Lariss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Lariss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Lariss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Lariss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ariss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riss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elfoli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elfoli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elfoli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el-und-Inhal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2-obj-Titel-und-Inhal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Abschnitts-_a_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Abschnitts-_a_überschrift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3-secHead-Abschnitts-_a_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3-secHead-Abschnitts-_a_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3-secHead-Abschnitts-_a_überschrif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3-secHead-Abschnitts-_a_überschrif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3-secHead-Abschnitts-_a_überschrif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Zwei-Inhalt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4-twoObj-Zwei-Inhal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4-twoObj-Zwei-Inhal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4-twoObj-Zwei-Inhalt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4-twoObj-Zwei-Inhal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Vergleich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5-twoTxTwoObj-Vergleich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5-twoTxTwoObj-Vergleich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5-twoTxTwoObj-Vergleich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5-twoTxTwoObj-Vergleich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6-titleOnly-Nur-Tite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6-titleOnly-Nur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6-titleOnly-Nur-Tite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7-blank-Le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7-blank-Le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8-objTx-Inhalt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8-objTx-Inhalt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8-objTx-Inhalt-mit-Überschrif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8-objTx-Inhalt-mit-Überschrif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8-objTx-Inhalt-mit-Überschrif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9-picTx-Bild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9-picTx-Bild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9-picTx-Bild-mit-Überschrif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9-picTx-Bild-mit-Überschrif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9-picTx-Bild-mit-Überschrif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0-vertTx-Titel-und-vertikaler-Tex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el-und-vertikaler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1-Layout10-vertTx-Titel-und-vertikaler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10-vertTx-Titel-und-vertikaler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11-vertTitleAndTx-Vertikaler-Titel-und-Tex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kaler-Titel-u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11-vertTitleAndTx-Vertikaler-Titel-u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1-Layout11-vertTitleAndTx-Vertikaler-Titel-u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1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5" style:family="presentation" style:parent-style-name="Master1-Layout12-cust-1_5f_Inhaltskreis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6" style:family="presentation" style:parent-style-name="Master1-Layout12-cust-1_5f_Inhaltskreis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7" style:family="presentation" style:parent-style-name="Master1-Layout12-cust-1_5f_Inhaltskreis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8" style:family="presentation" style:parent-style-name="Master1-Layout12-cust-1_5f_Inhaltskreis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6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20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21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22" style:family="paragraph"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position="0% 100%" fo:font-family="Calibri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898989" style:text-line-through-style="none" style:text-position="0% 100%" fo:font-family="Calibri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Calibri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color="#898989" style:text-line-through-style="none" style:text-position="0% 100%" fo:font-family="Calibri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0" style:family="text">
      <style:text-properties fo:color="#000000" style:text-line-through-style="none" style:text-position="0% 100%" fo:font-family="Calibri" fo:font-size="4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11" style:family="text">
      <style:text-properties fo:color="#898989" style:text-line-through-style="none" style:text-position="0% 100%" fo:font-family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color="#000000" style:text-line-through-style="none" style:text-position="0% 100%" fo:font-family="Calibri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3" style:family="text">
      <style:text-properties fo:color="#000000" style:text-line-through-style="none" style:text-position="0% 100%" fo:font-family="Calibri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4" style:family="text">
      <style:text-properties fo:color="#000000" style:text-line-through-style="none" style:text-position="0% 100%" fo:font-family="Calibri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5" style:family="text">
      <style:text-properties fo:color="#000000" style:text-line-through-style="none" style:text-position="0% 100%" fo:font-family="Calibri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6" style:family="text">
      <style:text-properties fo:color="#000000" style:text-line-through-style="none" style:text-position="0% 100%" fo:font-family="Calibri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–">
        <style:list-level-properties text:space-before="0.15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»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»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»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»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»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Master1-Larissa" style:page-layout-name="PM1" draw:style-name="Mdp1">
      <draw:frame draw:name="Titelplatzhalter 1" presentation:style-name="Mpr1" draw:text-style-name="MP4" draw:layer="backgroundobjects" svg:width="22.86cm" svg:height="3.175cm" svg:x="1.27cm" svg:y="0.763cm" presentation:class="title">
        <draw:text-box>
          <text:p text:style-name="MP3"><text:span text:style-name="MT2">Titelmasterformat durch Klicken bearbeiten</text:span></text:p>
        </draw:text-box>
      </draw:frame>
      <draw:frame draw:name="Textplatzhalter 2" presentation:style-name="Mpr2" draw:text-style-name="MP4" draw:layer="backgroundobjects" svg:width="22.86cm" svg:height="12.572cm" svg:x="1.27cm" svg:y="4.445cm" presentation:class="outline">
        <draw:text-box>
          <text:list text:style-name="ML2">
            <text:list-item>
              <text:p text:style-name="MP5"><text:span text:style-name="MT3">Textmasterformat bearbeiten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Zweite Ebene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3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7-01-27">27.01.2017</text:date></text:span></text:p>
        </draw:text-box>
      </draw:frame>
      <draw:frame draw:name="Fußzeilenplatzhalter 4" presentation:style-name="Mpr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3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mer&gt;</text:page-number></text:span></text:p>
        </draw:text-box>
      </draw:frame>
      <presentation:notes style:page-layout-name="PM2">
        <draw:frame draw:name="Kopfzeilenplatzhalter 1" presentation:style-name="Mpr5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5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7-01-27">27.01.2017</text:date></text:span></text:p>
          </draw:text-box>
        </draw:frame>
        <draw:page-thumbnail draw:name="Folienbildplatzhalter 3" presentation:style-name="Master1-Larissa-title" draw:layer="backgroundobjects" svg:width="12.7cm" svg:height="9.525cm" svg:x="3.175cm" svg:y="1.905cm" presentation:class="page"/>
        <draw:frame draw:name="Notizenplatzhalter 4" presentation:style-name="Mpr6" draw:text-style-name="MP4" draw:layer="backgroundobjects" svg:width="15.24cm" svg:height="11.43cm" svg:x="1.905cm" svg:y="12.065cm" presentation:class="notes">
          <draw:text-box>
            <text:p text:style-name="MP10"><text:span text:style-name="MT8">Textmasterformat bearbeiten</text:span></text:p>
            <text:list text:style-name="ML8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7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7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mer&gt;</text:page-number></text:span></text:p>
          </draw:text-box>
        </draw:frame>
      </presentation:notes>
    </style:master-page>
    <style:master-page style:name="Master1-Layout1-title-Titelfolie" style:page-layout-name="PM1" draw:style-name="Mdp1">
      <draw:frame draw:name="Titel 1" presentation:style-name="Mpr8" draw:text-style-name="MP4" draw:layer="backgroundobjects" svg:width="21.59cm" svg:height="4.083cm" svg:x="1.905cm" svg:y="5.918cm" presentation:class="title">
        <draw:text-box>
          <text:p text:style-name="MP3"><text:span text:style-name="MT2">Titelmasterformat durch Klicken bearbeiten</text:span></text:p>
        </draw:text-box>
      </draw:frame>
      <draw:frame draw:name="Untertitel 2" presentation:style-name="Mpr9" draw:text-style-name="MP4" draw:layer="backgroundobjects" svg:width="17.78cm" svg:height="4.868cm" svg:x="3.81cm" svg:y="10.795cm" presentation:class="subtitle">
        <draw:text-box>
          <text:p text:style-name="MP16"><text:span text:style-name="MT9">Formatvorlage des Untertitelmasters durch Klicken bearbeiten</text:span></text:p>
        </draw:text-box>
      </draw:frame>
      <draw:frame draw:name="Datumsplatzhalter 3" presentation:style-name="Mpr10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7-01-27">27.01.2017</text:date></text:span></text:p>
        </draw:text-box>
      </draw:frame>
      <draw:frame draw:name="Fußzeilenplatzhalter 4" presentation:style-name="Mpr11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10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mer&gt;</text:page-number></text:span></text:p>
        </draw:text-box>
      </draw:frame>
      <draw:frame presentation:style-name="Master1-Layout1-title-Titelfolie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frame draw:name="Kopfzeilenplatzhalter 1" presentation:style-name="Mpr12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12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7-01-27">27.01.2017</text:date></text:span></text:p>
          </draw:text-box>
        </draw:frame>
        <draw:page-thumbnail draw:name="Folienbildplatzhalter 3" presentation:style-name="Master1-Layout1-title-Titelfolie-title" draw:layer="backgroundobjects" svg:width="12.7cm" svg:height="9.525cm" svg:x="3.175cm" svg:y="1.905cm" presentation:class="page"/>
        <draw:frame draw:name="Notizenplatzhalter 4" presentation:style-name="Mpr13" draw:text-style-name="MP4" draw:layer="backgroundobjects" svg:width="15.24cm" svg:height="11.43cm" svg:x="1.905cm" svg:y="12.065cm" presentation:class="notes">
          <draw:text-box>
            <text:p text:style-name="MP10"><text:span text:style-name="MT8">Textmasterformat bearbeiten</text:span></text:p>
            <text:list text:style-name="ML8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14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14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m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frame draw:name="Titel 1" presentation:style-name="Mpr15" draw:text-style-name="MP4" draw:layer="backgroundobjects" svg:width="22.86cm" svg:height="3.175cm" svg:x="1.27cm" svg:y="0.763cm" presentation:class="title">
        <draw:text-box>
          <text:p text:style-name="MP3"><text:span text:style-name="MT2">Titelmasterformat durch Klicken bearbeiten</text:span></text:p>
        </draw:text-box>
      </draw:frame>
      <draw:frame draw:name="Inhaltsplatzhalter 2" presentation:style-name="Mpr16" draw:text-style-name="MP4" draw:layer="backgroundobjects" svg:width="22.86cm" svg:height="12.572cm" svg:x="1.27cm" svg:y="4.445cm" presentation:class="title">
        <draw:text-box>
          <text:list text:style-name="ML2">
            <text:list-item>
              <text:p text:style-name="MP5"><text:span text:style-name="MT3">Textmaster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6">Vierte Ebene</text:span><text:span text:style-name="MT6"><text:line-break/></text:span><text:span text:style-name="MT6">Fünfte Ebene</text:span></text:p>
            </text:list-item>
          </text:list>
        </draw:text-box>
      </draw:frame>
      <draw:frame draw:name="Datumsplatzhalter 3" presentation:style-name="Mpr17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7-01-27">27.01.2017</text:date></text:span></text:p>
        </draw:text-box>
      </draw:frame>
      <draw:frame draw:name="Fußzeilenplatzhalter 4" presentation:style-name="Mpr1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17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mer&gt;</text:page-number></text:span></text:p>
        </draw:text-box>
      </draw:frame>
      <draw:frame presentation:style-name="Master1-Layout2-obj-Titel-und-Inhalt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frame draw:name="Kopfzeilenplatzhalter 1" presentation:style-name="Mpr19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19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7-01-27">27.01.2017</text:date></text:span></text:p>
          </draw:text-box>
        </draw:frame>
        <draw:page-thumbnail draw:name="Folienbildplatzhalter 3" presentation:style-name="Master1-Layout2-obj-Titel-und-Inhalt-title" draw:layer="backgroundobjects" svg:width="12.7cm" svg:height="9.525cm" svg:x="3.175cm" svg:y="1.905cm" presentation:class="page"/>
        <draw:frame draw:name="Notizenplatzhalter 4" presentation:style-name="Mpr20" draw:text-style-name="MP4" draw:layer="backgroundobjects" svg:width="15.24cm" svg:height="11.43cm" svg:x="1.905cm" svg:y="12.065cm" presentation:class="notes">
          <draw:text-box>
            <text:p text:style-name="MP10"><text:span text:style-name="MT8">Textmasterformat bearbeiten</text:span></text:p>
            <text:list text:style-name="ML8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21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21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mer&gt;</text:page-number></text:span></text:p>
          </draw:text-box>
        </draw:frame>
      </presentation:notes>
    </style:master-page>
    <style:master-page style:name="Master1-Layout3-secHead-Abschnitts-_a_überschrift" style:display-name="Master1-Layout3-secHead-Abschnitts-&#10;überschrift" style:page-layout-name="PM1" draw:style-name="Mdp1">
      <draw:frame draw:name="Titel 1" presentation:style-name="Mpr22" draw:text-style-name="MP4" draw:layer="backgroundobjects" svg:width="21.59cm" svg:height="3.784cm" svg:x="2.006cm" svg:y="12.241cm" presentation:class="title">
        <draw:text-box>
          <text:p text:style-name="MP10"><text:span text:style-name="MT10">Titelmasterformat durch Klicken bearbeiten</text:span></text:p>
        </draw:text-box>
      </draw:frame>
      <draw:frame draw:name="Textplatzhalter 2" presentation:style-name="Mpr23" draw:text-style-name="MP4" draw:layer="backgroundobjects" svg:width="21.59cm" svg:height="4.167cm" svg:x="2.006cm" svg:y="8.074cm" presentation:class="outline">
        <draw:text-box>
          <text:list text:style-name="ML8">
            <text:list-item>
              <text:p text:style-name="MP17"><text:span text:style-name="MT11">Textmasterformat bearbeiten</text:span></text:p>
            </text:list-item>
          </text:list>
        </draw:text-box>
      </draw:frame>
      <draw:frame draw:name="Datumsplatzhalter 3" presentation:style-name="Mpr24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7-01-27">27.01.2017</text:date></text:span></text:p>
        </draw:text-box>
      </draw:frame>
      <draw:frame draw:name="Fußzeilenplatzhalter 4" presentation:style-name="Mpr25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24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mer&gt;</text:page-number></text:span></text:p>
        </draw:text-box>
      </draw:frame>
      <presentation:notes style:page-layout-name="PM2">
        <draw:frame draw:name="Kopfzeilenplatzhalter 1" presentation:style-name="Mpr26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26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7-01-27">27.01.2017</text:date></text:span></text:p>
          </draw:text-box>
        </draw:frame>
        <draw:page-thumbnail draw:name="Folienbildplatzhalter 3" presentation:style-name="Master1-Layout3-secHead-Abschnitts-_a_überschrift-title" draw:layer="backgroundobjects" svg:width="12.7cm" svg:height="9.525cm" svg:x="3.175cm" svg:y="1.905cm" presentation:class="page"/>
        <draw:frame draw:name="Notizenplatzhalter 4" presentation:style-name="Mpr27" draw:text-style-name="MP4" draw:layer="backgroundobjects" svg:width="15.24cm" svg:height="11.43cm" svg:x="1.905cm" svg:y="12.065cm" presentation:class="notes">
          <draw:text-box>
            <text:p text:style-name="MP10"><text:span text:style-name="MT8">Textmasterformat bearbeiten</text:span></text:p>
            <text:list text:style-name="ML8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28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28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m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frame draw:name="Titel 1" presentation:style-name="Mpr29" draw:text-style-name="MP4" draw:layer="backgroundobjects" svg:width="22.86cm" svg:height="3.175cm" svg:x="1.27cm" svg:y="0.763cm" presentation:class="title">
        <draw:text-box>
          <text:p text:style-name="MP3"><text:span text:style-name="MT2">Titelmasterformat durch Klicken bearbeiten</text:span></text:p>
        </draw:text-box>
      </draw:frame>
      <draw:frame draw:name="Inhaltsplatzhalter 2" presentation:style-name="Mpr30" draw:text-style-name="MP4" draw:layer="backgroundobjects" svg:width="11.218cm" svg:height="12.572cm" svg:x="1.27cm" svg:y="4.445cm" presentation:class="title">
        <draw:text-box>
          <text:list text:style-name="ML2">
            <text:list-item>
              <text:p text:style-name="MP18"><text:span text:style-name="MT4">Textmasterformat bearbeiten</text:span><text:span text:style-name="MT4"><text:line-break/></text:span><text:span text:style-name="MT5">Zweite Ebene</text:span><text:span text:style-name="MT5"><text:line-break/></text:span><text:span text:style-name="MT6">Dritte Ebene</text:span><text:span text:style-name="MT6"><text:line-break/></text:span><text:span text:style-name="MT12">Vierte Ebene</text:span><text:span text:style-name="MT12"><text:line-break/></text:span><text:span text:style-name="MT12">Fünfte Ebene</text:span></text:p>
            </text:list-item>
          </text:list>
        </draw:text-box>
      </draw:frame>
      <draw:frame draw:name="Inhaltsplatzhalter 3" presentation:style-name="Mpr30" draw:text-style-name="MP4" draw:layer="backgroundobjects" svg:width="11.218cm" svg:height="12.572cm" svg:x="12.912cm" svg:y="4.445cm" presentation:class="title">
        <draw:text-box>
          <text:list text:style-name="ML2">
            <text:list-item>
              <text:p text:style-name="MP18"><text:span text:style-name="MT4">Textmasterformat bearbeiten</text:span><text:span text:style-name="MT4"><text:line-break/></text:span><text:span text:style-name="MT5">Zweite Ebene</text:span><text:span text:style-name="MT5"><text:line-break/></text:span><text:span text:style-name="MT6">Dritte Ebene</text:span><text:span text:style-name="MT6"><text:line-break/></text:span><text:span text:style-name="MT12">Vierte Ebene</text:span><text:span text:style-name="MT12"><text:line-break/></text:span><text:span text:style-name="MT12">Fünfte Ebene</text:span></text:p>
            </text:list-item>
          </text:list>
        </draw:text-box>
      </draw:frame>
      <draw:frame draw:name="Datumsplatzhalter 4" presentation:style-name="Mpr31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7-01-27">27.01.2017</text:date></text:span></text:p>
        </draw:text-box>
      </draw:frame>
      <draw:frame draw:name="Fußzeilenplatzhalter 5" presentation:style-name="Mpr32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6" presentation:style-name="Mpr31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mer&gt;</text:page-number></text:span></text:p>
        </draw:text-box>
      </draw:frame>
      <presentation:notes style:page-layout-name="PM2">
        <draw:frame draw:name="Kopfzeilenplatzhalter 1" presentation:style-name="Mpr33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33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7-01-27">27.01.2017</text:date></text:span></text:p>
          </draw:text-box>
        </draw:frame>
        <draw:page-thumbnail draw:name="Folienbildplatzhalter 3" presentation:style-name="Master1-Layout4-twoObj-Zwei-Inhalte-title" draw:layer="backgroundobjects" svg:width="12.7cm" svg:height="9.525cm" svg:x="3.175cm" svg:y="1.905cm" presentation:class="page"/>
        <draw:frame draw:name="Notizenplatzhalter 4" presentation:style-name="Mpr34" draw:text-style-name="MP4" draw:layer="backgroundobjects" svg:width="15.24cm" svg:height="11.43cm" svg:x="1.905cm" svg:y="12.065cm" presentation:class="notes">
          <draw:text-box>
            <text:p text:style-name="MP10"><text:span text:style-name="MT8">Textmasterformat bearbeiten</text:span></text:p>
            <text:list text:style-name="ML8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35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35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mer&gt;</text:page-number></text:span></text:p>
          </draw:text-box>
        </draw:frame>
      </presentation:notes>
    </style:master-page>
    <style:master-page style:name="Master1-Layout5-twoTxTwoObj-Vergleich" style:page-layout-name="PM1" draw:style-name="Mdp1">
      <draw:frame draw:name="Titel 1" presentation:style-name="Mpr36" draw:text-style-name="MP4" draw:layer="backgroundobjects" svg:width="22.86cm" svg:height="3.175cm" svg:x="1.27cm" svg:y="0.763cm" presentation:class="title">
        <draw:text-box>
          <text:p text:style-name="MP3"><text:span text:style-name="MT2">Titelmasterformat durch Klicken bearbeiten</text:span></text:p>
        </draw:text-box>
      </draw:frame>
      <draw:frame draw:name="Textplatzhalter 2" presentation:style-name="Mpr37" draw:text-style-name="MP4" draw:layer="backgroundobjects" svg:width="11.223cm" svg:height="1.777cm" svg:x="1.27cm" svg:y="4.264cm" presentation:class="outline">
        <draw:text-box>
          <text:list text:style-name="ML8">
            <text:list-item>
              <text:p text:style-name="MP19"><text:span text:style-name="MT13">Textmasterformat bearbeiten</text:span></text:p>
            </text:list-item>
          </text:list>
        </draw:text-box>
      </draw:frame>
      <draw:frame draw:name="Inhaltsplatzhalter 3" presentation:style-name="Mpr38" draw:text-style-name="MP4" draw:layer="backgroundobjects" svg:width="11.223cm" svg:height="10.976cm" svg:x="1.27cm" svg:y="6.041cm" presentation:class="title">
        <draw:text-box>
          <text:list text:style-name="ML2">
            <text:list-item>
              <text:p text:style-name="MP20"><text:span text:style-name="MT5">Textmasterformat bearbeiten</text:span><text:span text:style-name="MT5"><text:line-break/></text:span><text:span text:style-name="MT6">Zweite Ebene</text:span><text:span text:style-name="MT6"><text:line-break/></text:span><text:span text:style-name="MT12">Dritte Ebene</text:span><text:span text:style-name="MT12"><text:line-break/></text:span><text:span text:style-name="MT14">Vierte Ebene</text:span><text:span text:style-name="MT14"><text:line-break/></text:span><text:span text:style-name="MT14">Fünfte Ebene</text:span></text:p>
            </text:list-item>
          </text:list>
        </draw:text-box>
      </draw:frame>
      <draw:frame draw:name="Textplatzhalter 4" presentation:style-name="Mpr37" draw:text-style-name="MP4" draw:layer="backgroundobjects" svg:width="11.227cm" svg:height="1.777cm" svg:x="12.903cm" svg:y="4.264cm" presentation:class="outline">
        <draw:text-box>
          <text:list text:style-name="ML8">
            <text:list-item>
              <text:p text:style-name="MP19"><text:span text:style-name="MT13">Textmasterformat bearbeiten</text:span></text:p>
            </text:list-item>
          </text:list>
        </draw:text-box>
      </draw:frame>
      <draw:frame draw:name="Inhaltsplatzhalter 5" presentation:style-name="Mpr38" draw:text-style-name="MP4" draw:layer="backgroundobjects" svg:width="11.227cm" svg:height="10.976cm" svg:x="12.903cm" svg:y="6.041cm" presentation:class="title">
        <draw:text-box>
          <text:list text:style-name="ML2">
            <text:list-item>
              <text:p text:style-name="MP20"><text:span text:style-name="MT5">Textmasterformat bearbeiten</text:span><text:span text:style-name="MT5"><text:line-break/></text:span><text:span text:style-name="MT6">Zweite Ebene</text:span><text:span text:style-name="MT6"><text:line-break/></text:span><text:span text:style-name="MT12">Dritte Ebene</text:span><text:span text:style-name="MT12"><text:line-break/></text:span><text:span text:style-name="MT14">Vierte Ebene</text:span><text:span text:style-name="MT14"><text:line-break/></text:span><text:span text:style-name="MT14">Fünfte Ebene</text:span></text:p>
            </text:list-item>
          </text:list>
        </draw:text-box>
      </draw:frame>
      <draw:frame draw:name="Datumsplatzhalter 6" presentation:style-name="Mpr39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7-01-27">27.01.2017</text:date></text:span></text:p>
        </draw:text-box>
      </draw:frame>
      <draw:frame draw:name="Fußzeilenplatzhalter 7" presentation:style-name="Mpr4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8" presentation:style-name="Mpr39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mer&gt;</text:page-number></text:span></text:p>
        </draw:text-box>
      </draw:frame>
      <presentation:notes style:page-layout-name="PM2">
        <draw:frame draw:name="Kopfzeilenplatzhalter 1" presentation:style-name="Mpr41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41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7-01-27">27.01.2017</text:date></text:span></text:p>
          </draw:text-box>
        </draw:frame>
        <draw:page-thumbnail draw:name="Folienbildplatzhalter 3" presentation:style-name="Master1-Layout5-twoTxTwoObj-Vergleich-title" draw:layer="backgroundobjects" svg:width="12.7cm" svg:height="9.525cm" svg:x="3.175cm" svg:y="1.905cm" presentation:class="page"/>
        <draw:frame draw:name="Notizenplatzhalter 4" presentation:style-name="Mpr42" draw:text-style-name="MP4" draw:layer="backgroundobjects" svg:width="15.24cm" svg:height="11.43cm" svg:x="1.905cm" svg:y="12.065cm" presentation:class="notes">
          <draw:text-box>
            <text:p text:style-name="MP10"><text:span text:style-name="MT8">Textmasterformat bearbeiten</text:span></text:p>
            <text:list text:style-name="ML8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43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43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mer&gt;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frame draw:name="Titel 1" presentation:style-name="Mpr44" draw:text-style-name="MP4" draw:layer="backgroundobjects" svg:width="22.86cm" svg:height="3.175cm" svg:x="1.27cm" svg:y="0.763cm" presentation:class="title">
        <draw:text-box>
          <text:p text:style-name="MP3"><text:span text:style-name="MT2">Titelmasterformat durch Klicken bearbeiten</text:span></text:p>
        </draw:text-box>
      </draw:frame>
      <draw:frame draw:name="Datumsplatzhalter 2" presentation:style-name="Mpr45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7-01-27">27.01.2017</text:date></text:span></text:p>
        </draw:text-box>
      </draw:frame>
      <draw:frame draw:name="Fußzeilenplatzhalter 3" presentation:style-name="Mpr46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4" presentation:style-name="Mpr45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mer&gt;</text:page-number></text:span></text:p>
        </draw:text-box>
      </draw:frame>
      <presentation:notes style:page-layout-name="PM2">
        <draw:frame draw:name="Kopfzeilenplatzhalter 1" presentation:style-name="Mpr47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47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7-01-27">27.01.2017</text:date></text:span></text:p>
          </draw:text-box>
        </draw:frame>
        <draw:page-thumbnail draw:name="Folienbildplatzhalter 3" presentation:style-name="Master1-Layout6-titleOnly-Nur-Titel-title" draw:layer="backgroundobjects" svg:width="12.7cm" svg:height="9.525cm" svg:x="3.175cm" svg:y="1.905cm" presentation:class="page"/>
        <draw:frame draw:name="Notizenplatzhalter 4" presentation:style-name="Mpr48" draw:text-style-name="MP4" draw:layer="backgroundobjects" svg:width="15.24cm" svg:height="11.43cm" svg:x="1.905cm" svg:y="12.065cm" presentation:class="notes">
          <draw:text-box>
            <text:p text:style-name="MP10"><text:span text:style-name="MT8">Textmasterformat bearbeiten</text:span></text:p>
            <text:list text:style-name="ML8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49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49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mer&gt;</text:page-number></text:span></text:p>
          </draw:text-box>
        </draw:frame>
      </presentation:notes>
    </style:master-page>
    <style:master-page style:name="Master1-Layout7-blank-Leer" style:page-layout-name="PM1" draw:style-name="Mdp1">
      <draw:frame draw:name="Datumsplatzhalter 1" presentation:style-name="Mpr50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7-01-27">27.01.2017</text:date></text:span></text:p>
        </draw:text-box>
      </draw:frame>
      <draw:frame draw:name="Fußzeilenplatzhalter 2" presentation:style-name="Mpr51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3" presentation:style-name="Mpr50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mer&gt;</text:page-number></text:span></text:p>
        </draw:text-box>
      </draw:frame>
      <presentation:notes style:page-layout-name="PM2">
        <draw:frame draw:name="Kopfzeilenplatzhalter 1" presentation:style-name="Mpr52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52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7-01-27">27.01.2017</text:date></text:span></text:p>
          </draw:text-box>
        </draw:frame>
        <draw:page-thumbnail draw:name="Folienbildplatzhalter 3" presentation:style-name="Master1-Layout7-blank-Leer-title" draw:layer="backgroundobjects" svg:width="12.7cm" svg:height="9.525cm" svg:x="3.175cm" svg:y="1.905cm" presentation:class="page"/>
        <draw:frame draw:name="Notizenplatzhalter 4" presentation:style-name="Mpr53" draw:text-style-name="MP4" draw:layer="backgroundobjects" svg:width="15.24cm" svg:height="11.43cm" svg:x="1.905cm" svg:y="12.065cm" presentation:class="notes">
          <draw:text-box>
            <text:p text:style-name="MP10"><text:span text:style-name="MT8">Textmasterformat bearbeiten</text:span></text:p>
            <text:list text:style-name="ML8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54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54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m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frame draw:name="Titel 1" presentation:style-name="Mpr55" draw:text-style-name="MP4" draw:layer="backgroundobjects" svg:width="8.356cm" svg:height="3.228cm" svg:x="1.27cm" svg:y="0.758cm" presentation:class="title">
        <draw:text-box>
          <text:p text:style-name="MP10"><text:span text:style-name="MT15">Titelmasterformat durch Klicken bearbeiten</text:span></text:p>
        </draw:text-box>
      </draw:frame>
      <draw:frame draw:name="Inhaltsplatzhalter 2" presentation:style-name="Mpr56" draw:text-style-name="MP4" draw:layer="backgroundobjects" svg:width="14.199cm" svg:height="16.259cm" svg:x="9.931cm" svg:y="0.758cm" presentation:class="title">
        <draw:text-box>
          <text:list text:style-name="ML2">
            <text:list-item>
              <text:p text:style-name="MP5"><text:span text:style-name="MT3">Textmaster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6">Vierte Ebene</text:span><text:span text:style-name="MT6"><text:line-break/></text:span><text:span text:style-name="MT6">Fünfte Ebene</text:span></text:p>
            </text:list-item>
          </text:list>
        </draw:text-box>
      </draw:frame>
      <draw:frame draw:name="Textplatzhalter 3" presentation:style-name="Mpr57" draw:text-style-name="MP4" draw:layer="backgroundobjects" svg:width="8.356cm" svg:height="13.031cm" svg:x="1.27cm" svg:y="3.986cm" presentation:class="outline">
        <draw:text-box>
          <text:list text:style-name="ML8">
            <text:list-item>
              <text:p text:style-name="MP21"><text:span text:style-name="MT16">Textmasterformat bearbeiten</text:span></text:p>
            </text:list-item>
          </text:list>
        </draw:text-box>
      </draw:frame>
      <draw:frame draw:name="Datumsplatzhalter 4" presentation:style-name="Mpr58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7-01-27">27.01.2017</text:date></text:span></text:p>
        </draw:text-box>
      </draw:frame>
      <draw:frame draw:name="Fußzeilenplatzhalter 5" presentation:style-name="Mpr59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6" presentation:style-name="Mpr58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mer&gt;</text:page-number></text:span></text:p>
        </draw:text-box>
      </draw:frame>
      <presentation:notes style:page-layout-name="PM2">
        <draw:frame draw:name="Kopfzeilenplatzhalter 1" presentation:style-name="Mpr60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60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7-01-27">27.01.2017</text:date></text:span></text:p>
          </draw:text-box>
        </draw:frame>
        <draw:page-thumbnail draw:name="Folienbildplatzhalter 3" presentation:style-name="Master1-Layout8-objTx-Inhalt-mit-Überschrift-title" draw:layer="backgroundobjects" svg:width="12.7cm" svg:height="9.525cm" svg:x="3.175cm" svg:y="1.905cm" presentation:class="page"/>
        <draw:frame draw:name="Notizenplatzhalter 4" presentation:style-name="Mpr61" draw:text-style-name="MP4" draw:layer="backgroundobjects" svg:width="15.24cm" svg:height="11.43cm" svg:x="1.905cm" svg:y="12.065cm" presentation:class="notes">
          <draw:text-box>
            <text:p text:style-name="MP10"><text:span text:style-name="MT8">Textmasterformat bearbeiten</text:span></text:p>
            <text:list text:style-name="ML8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62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62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mer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frame draw:name="Titel 1" presentation:style-name="Mpr63" draw:text-style-name="MP4" draw:layer="backgroundobjects" svg:width="15.24cm" svg:height="1.574cm" svg:x="4.979cm" svg:y="13.335cm" presentation:class="title">
        <draw:text-box>
          <text:p text:style-name="MP10"><text:span text:style-name="MT15">Titelmasterformat durch Klicken bearbeiten</text:span></text:p>
        </draw:text-box>
      </draw:frame>
      <draw:frame draw:name="Bildplatzhalter 2" presentation:style-name="Mpr64" draw:text-style-name="MP4" draw:layer="backgroundobjects" svg:width="15.24cm" svg:height="11.43cm" svg:x="4.979cm" svg:y="1.702cm" presentation:class="title">
        <draw:text-box>
          <text:p/>
        </draw:text-box>
      </draw:frame>
      <draw:frame draw:name="Textplatzhalter 3" presentation:style-name="Mpr65" draw:text-style-name="MP4" draw:layer="backgroundobjects" svg:width="15.24cm" svg:height="2.236cm" svg:x="4.979cm" svg:y="14.909cm" presentation:class="outline">
        <draw:text-box>
          <text:list text:style-name="ML8">
            <text:list-item>
              <text:p text:style-name="MP21"><text:span text:style-name="MT16">Textmasterformat bearbeiten</text:span></text:p>
            </text:list-item>
          </text:list>
        </draw:text-box>
      </draw:frame>
      <draw:frame draw:name="Datumsplatzhalter 4" presentation:style-name="Mpr66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7-01-27">27.01.2017</text:date></text:span></text:p>
        </draw:text-box>
      </draw:frame>
      <draw:frame draw:name="Fußzeilenplatzhalter 5" presentation:style-name="Mpr67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6" presentation:style-name="Mpr66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mer&gt;</text:page-number></text:span></text:p>
        </draw:text-box>
      </draw:frame>
      <presentation:notes style:page-layout-name="PM2">
        <draw:frame draw:name="Kopfzeilenplatzhalter 1" presentation:style-name="Mpr68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68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7-01-27">27.01.2017</text:date></text:span></text:p>
          </draw:text-box>
        </draw:frame>
        <draw:page-thumbnail draw:name="Folienbildplatzhalter 3" presentation:style-name="Master1-Layout9-picTx-Bild-mit-Überschrift-title" draw:layer="backgroundobjects" svg:width="12.7cm" svg:height="9.525cm" svg:x="3.175cm" svg:y="1.905cm" presentation:class="page"/>
        <draw:frame draw:name="Notizenplatzhalter 4" presentation:style-name="Mpr69" draw:text-style-name="MP4" draw:layer="backgroundobjects" svg:width="15.24cm" svg:height="11.43cm" svg:x="1.905cm" svg:y="12.065cm" presentation:class="notes">
          <draw:text-box>
            <text:p text:style-name="MP10"><text:span text:style-name="MT8">Textmasterformat bearbeiten</text:span></text:p>
            <text:list text:style-name="ML8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70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70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m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frame draw:name="Titel 1" presentation:style-name="Mpr71" draw:text-style-name="MP4" draw:layer="backgroundobjects" svg:width="22.86cm" svg:height="3.175cm" svg:x="1.27cm" svg:y="0.763cm" presentation:class="title">
        <draw:text-box>
          <text:p text:style-name="MP3"><text:span text:style-name="MT2">Titelmasterformat durch Klicken bearbeiten</text:span></text:p>
        </draw:text-box>
      </draw:frame>
      <draw:frame draw:name="Vertikaler Textplatzhalter 2" presentation:style-name="Mpr72" draw:text-style-name="MP22" draw:layer="backgroundobjects" svg:width="22.86cm" svg:height="12.572cm" svg:x="1.27cm" svg:y="4.445cm" presentation:class="outline">
        <draw:text-box>
          <text:list text:style-name="ML2">
            <text:list-item>
              <text:p text:style-name="MP5"><text:span text:style-name="MT3">Textmasterformat bearbeiten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Zweite Ebene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3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7-01-27">27.01.2017</text:date></text:span></text:p>
        </draw:text-box>
      </draw:frame>
      <draw:frame draw:name="Fußzeilenplatzhalter 4" presentation:style-name="Mpr7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73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mer&gt;</text:page-number></text:span></text:p>
        </draw:text-box>
      </draw:frame>
      <presentation:notes style:page-layout-name="PM2">
        <draw:frame draw:name="Kopfzeilenplatzhalter 1" presentation:style-name="Mpr75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75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7-01-27">27.01.2017</text:date></text:span></text:p>
          </draw:text-box>
        </draw:frame>
        <draw:page-thumbnail draw:name="Folienbildplatzhalter 3" presentation:style-name="Master1-Layout10-vertTx-Titel-und-vertikaler-Text-title" draw:layer="backgroundobjects" svg:width="12.7cm" svg:height="9.525cm" svg:x="3.175cm" svg:y="1.905cm" presentation:class="page"/>
        <draw:frame draw:name="Notizenplatzhalter 4" presentation:style-name="Mpr76" draw:text-style-name="MP4" draw:layer="backgroundobjects" svg:width="15.24cm" svg:height="11.43cm" svg:x="1.905cm" svg:y="12.065cm" presentation:class="notes">
          <draw:text-box>
            <text:p text:style-name="MP10"><text:span text:style-name="MT8">Textmasterformat bearbeiten</text:span></text:p>
            <text:list text:style-name="ML8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77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77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m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frame draw:name="Vertikaler Titel 1" presentation:style-name="Mpr78" draw:text-style-name="MP22" draw:layer="backgroundobjects" svg:width="5.715cm" svg:height="16.254cm" svg:x="18.415cm" svg:y="0.763cm" presentation:class="title">
        <draw:text-box>
          <text:p text:style-name="MP3"><text:span text:style-name="MT2">Titelmasterformat durch Klicken bearbeiten</text:span></text:p>
        </draw:text-box>
      </draw:frame>
      <draw:frame draw:name="Vertikaler Textplatzhalter 2" presentation:style-name="Mpr79" draw:text-style-name="MP22" draw:layer="backgroundobjects" svg:width="16.722cm" svg:height="16.254cm" svg:x="1.27cm" svg:y="0.763cm" presentation:class="outline">
        <draw:text-box>
          <text:list text:style-name="ML2">
            <text:list-item>
              <text:p text:style-name="MP5"><text:span text:style-name="MT3">Textmasterformat bearbeiten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Zweite Ebene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80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7-01-27">27.01.2017</text:date></text:span></text:p>
        </draw:text-box>
      </draw:frame>
      <draw:frame draw:name="Fußzeilenplatzhalter 4" presentation:style-name="Mpr81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80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mer&gt;</text:page-number></text:span></text:p>
        </draw:text-box>
      </draw:frame>
      <presentation:notes style:page-layout-name="PM2">
        <draw:frame draw:name="Kopfzeilenplatzhalter 1" presentation:style-name="Mpr82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82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7-01-27">27.01.2017</text:date></text:span></text:p>
          </draw:text-box>
        </draw:frame>
        <draw:page-thumbnail draw:name="Folienbildplatzhalter 3" presentation:style-name="Master1-Layout11-vertTitleAndTx-Vertikaler-Titel-und-Text-title" draw:layer="backgroundobjects" svg:width="12.7cm" svg:height="9.525cm" svg:x="3.175cm" svg:y="1.905cm" presentation:class="page"/>
        <draw:frame draw:name="Notizenplatzhalter 4" presentation:style-name="Mpr83" draw:text-style-name="MP4" draw:layer="backgroundobjects" svg:width="15.24cm" svg:height="11.43cm" svg:x="1.905cm" svg:y="12.065cm" presentation:class="notes">
          <draw:text-box>
            <text:p text:style-name="MP10"><text:span text:style-name="MT8">Textmasterformat bearbeiten</text:span></text:p>
            <text:list text:style-name="ML8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84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84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mer&gt;</text:page-number></text:span></text:p>
          </draw:text-box>
        </draw:frame>
      </presentation:notes>
    </style:master-page>
    <style:master-page style:name="Master1-Layout12-cust-1_5f_Inhaltskreise" style:display-name="Master1-Layout12-cust-1_Inhaltskreise" style:page-layout-name="PM1" draw:style-name="Mdp1">
      <draw:frame draw:name="Untertitel 2" presentation:style-name="Mpr85" draw:text-style-name="MP4" draw:layer="backgroundobjects" svg:width="24.936cm" svg:height="1.227cm" svg:x="0.165cm" svg:y="0.097cm" presentation:class="subtitle">
        <draw:text-box>
          <text:p text:style-name="MP17"><text:span text:style-name="MT11">Formatvorlage des Untertitelmasters durch Klicken bearbeiten</text:span></text:p>
        </draw:text-box>
      </draw:frame>
      <draw:frame presentation:style-name="Master1-Layout12-cust-1_5f_Inhaltskreise-title" draw:layer="backgroundobjects" svg:width="22.859cm" svg:height="3.18cm" svg:x="1.27cm" svg:y="0.76cm" presentation:class="title" presentation:placeholder="true">
        <draw:text-box/>
      </draw:frame>
      <draw:frame presentation:style-name="Master1-Layout12-cust-1_5f_Inhaltskreise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frame draw:name="Kopfzeilenplatzhalter 1" presentation:style-name="Mpr86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86" draw:text-style-name="MP4" draw:layer="backgroundobjects" svg:width="8.255cm" svg:height="1.27cm" svg:x="10.791cm" svg:y="0cm" presentation:class="date-time">
          <draw:text-box>
            <text:p text:style-name="MP11"><text:span text:style-name="MT8"><text:date style:data-style-name="D4" text:date-value="2017-01-27">27.01.2017</text:date></text:span></text:p>
          </draw:text-box>
        </draw:frame>
        <draw:page-thumbnail draw:name="Folienbildplatzhalter 3" presentation:style-name="Master1-Layout12-cust-1_5f_Inhaltskreise-title" draw:layer="backgroundobjects" svg:width="12.7cm" svg:height="9.525cm" svg:x="3.175cm" svg:y="1.905cm" presentation:class="page"/>
        <draw:frame draw:name="Notizenplatzhalter 4" presentation:style-name="Mpr87" draw:text-style-name="MP4" draw:layer="backgroundobjects" svg:width="15.24cm" svg:height="11.43cm" svg:x="1.905cm" svg:y="12.065cm" presentation:class="notes">
          <draw:text-box>
            <text:p text:style-name="MP10"><text:span text:style-name="MT8">Textmasterformat bearbeiten</text:span></text:p>
            <text:list text:style-name="ML8">
              <text:list-item>
                <text:list>
                  <text:list-item>
                    <text:p text:style-name="MP12"><text:span text:style-name="MT8">Zweite Ebene</text:span></text:p>
                    <text:list>
                      <text:list-item>
                        <text:p text:style-name="MP13"><text:span text:style-name="MT8">Dritte Ebene</text:span></text:p>
                        <text:list>
                          <text:list-item>
                            <text:p text:style-name="MP14"><text:span text:style-name="MT8">Vierte Ebene</text:span></text:p>
                            <text:list>
                              <text:list-item>
                                <text:p text:style-name="MP15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88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88" draw:text-style-name="MP4" draw:layer="backgroundobjects" svg:width="8.255cm" svg:height="1.27cm" svg:x="10.791cm" svg:y="24.126cm" presentation:class="page-number">
          <draw:text-box>
            <text:p text:style-name="MP11"><text:span text:style-name="MT8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Win32 OpenOffice.org_project/330m20$Build-9567</meta:generator>
    <dc:title>Überlegungen zur Einführung von Kompetenzfeldern an der Fakultät Digitale Medien</dc:title>
    <meta:initial-creator>Jirka</meta:initial-creator>
    <dc:creator>Jirka Dell'Oro-Friedl</dc:creator>
    <meta:creation-date>2016-05-06T19:55:23Z</meta:creation-date>
    <dc:date>2017-01-27T13:29:22.45</dc:date>
    <meta:editing-cycles>18</meta:editing-cycles>
    <meta:editing-duration>PT28M28S</meta:editing-duration>
    <meta:document-statistic meta:object-count="197"/>
  </office:meta>
</office:document-meta>
</file>